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 table:number-columns-repeated="7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9" calcext:value-type="float">
            <text:p>9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3" table:number-columns-repeated="4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6"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312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94"/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89" office:value-type="string" calcext:value-type="string">
            <text:p>JRC4580</text:p>
          </table:table-cell>
          <table:table-cell table:style-name="ce389" office:value-type="string" calcext:value-type="string">
            <text:p>SO-8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406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02:58:12.644431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4-01-26T02:59:00.876061738</dc:date>
    <meta:editing-cycles>170</meta:editing-cycles>
    <meta:editing-duration>P5DT10H46M57S</meta:editing-duration>
    <meta:generator>LibreOffice/7.6.4.1$Linux_X86_64 LibreOffice_project/60$Build-1</meta:generator>
    <meta:document-statistic meta:table-count="1" meta:cell-count="24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